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Preformatted_20_Text">
      <style:paragraph-properties fo:margin-top="0cm" fo:margin-bottom="0.499cm" style:contextual-spacing="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andle Collisions Between Sprites in Phaser with Arcade Physics</text:h>
      <text:p text:style-name="Text_20_body">When it comes to game development, a lot of games will require interaction between the player and the environment or the player and another player. For example, you’d probably want to prevent your player from falling through floors or make them lose health every time an opponent collides with them.</text:p>
      <text:p text:style-name="Text_20_body">There are numerous strategies towards handling collisions in your game. You could identify the position and bounding boxes for every sprite in your game, something I don’t recommend, or you could make use of the physics engine that’s available with your game development framework.</text:p>
      <text:p text:style-name="Text_20_body">The past few tutorials have focused on <text:a xlink:type="simple" xlink:href="http://phaser.io/" text:style-name="Internet_20_link" text:visited-style-name="Visited_20_Internet_20_Link">Phaser</text:a>, so we’re going to proceed with developing a game using that framework.</text:p>
      <text:p text:style-name="Text_20_body">In this tutorial, we’re going to look at using arcade physics, one of several physics engines available in Phaser 3.x, and we’re going to see how to handle collisions.</text:p>
      <text:p text:style-name="Text_20_body">To get an idea of what we’re going to accomplish, take a look at the following animated image:</text:p>
      <text:p text:style-name="Text_20_body">In the above image, we’re working with two sprites, one of which we already saw in a previous tutorial titled, <text:a xlink:type="simple" xlink:href="https://www.thepolyglotdeveloper.com/2020/08/animate-compressed-sprite-atlas-phaser-game/" text:style-name="Internet_20_link" text:visited-style-name="Visited_20_Internet_20_Link">Animate a Compressed Sprite Atlas in a Phaser Game</text:a>. Essentially we have our player, the plane, and a totally random obstacle. The obstacle moves towards the plane and with it touches the collision boundaries, an event happens on the plane. The bounding boxes are visible for demonstration purposes.</text:p>
      <text:p text:style-name="Text_20_body">With arcade physics in Phaser 3.x, you can use boxes or circles for collision boundaries. In a future tutorial we’re going to see how to use more tightly defined collision boundaries using another physics engine, but for now we’re sticking to arcade physics. The benefits of arcade physics is that it is very easy to use and will give you the best performance in your game.</text:p>
      <text:p text:style-name="Text_20_body">If you haven’t already checked out the <text:a xlink:type="simple" xlink:href="https://www.thepolyglotdeveloper.com/2020/08/animate-compressed-sprite-atlas-phaser-game/" text:style-name="Internet_20_link" text:visited-style-name="Visited_20_Internet_20_Link">previous tutorial</text:a> around animating the plane, I encourage you to do so. The code from that tutorial will not be thoroughly explained in this tutorial.</text:p>
      <text:h text:style-name="Heading_20_2" text:outline-level="2"><text:bookmark text:name="getting-started-with-a-phaser-3x-project"/>Getting Started with a Phaser 3.x Project</text:h>
      <text:p text:style-name="Text_20_body">Before we start worrying about our physics engine and the collision details that come with it, we’re going to get our project ready to go. Create a directory on your computer and include an <text:span text:style-name="Strong_20_Emphasis">index.html</text:span> file with the following markup:</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 text:c="4"/>&lt;head&gt;</text:span></text:p>
      <text:p text:style-name="Preformatted_20_Text"><text:span text:style-name="Source_20_Text"><text:s text:c="8"/>&lt;script src="//cdn.jsdelivr.net/npm/phaser@3.24.1/dist/phaser.min.js"&gt;&lt;/script&gt;</text:span></text:p>
      <text:p text:style-name="Preformatted_20_Text"><text:span text:style-name="Source_20_Text"><text:s text:c="4"/>&lt;/head&gt;</text:span></text:p>
      <text:p text:style-name="Preformatted_20_Text"><text:span text:style-name="Source_20_Text"><text:s text:c="4"/>&lt;body&gt;</text:span></text:p>
      <text:p text:style-name="Preformatted_20_Text"><text:span text:style-name="Source_20_Text"><text:s text:c="8"/>&lt;div id="game"&gt;&lt;/div&gt;</text:span></text:p>
      <text:p text:style-name="Preformatted_20_Text"><text:span text:style-name="Source_20_Text"><text:s text:c="8"/>&lt;script&gt;</text:span></text:p>
      <text:p text:style-name="Preformatted_20_Text"/>
      <text:p text:style-name="Preformatted_20_Text"><text:span text:style-name="Source_20_Text"><text:s text:c="12"/>const phaserConfig = {</text:span></text:p>
      <text:p text:style-name="Preformatted_20_Text"><text:span text:style-name="Source_20_Text"><text:s text:c="16"/>type: Phaser.AUTO,</text:span></text:p>
      <text:p text:style-name="Preformatted_20_Text"><text:soft-page-break/><text:span text:style-name="Source_20_Text"><text:s text:c="16"/>parent: "game",</text:span></text:p>
      <text:p text:style-name="Preformatted_20_Text"><text:span text:style-name="Source_20_Text"><text:s text:c="16"/>width: 1280,</text:span></text:p>
      <text:p text:style-name="Preformatted_20_Text"><text:span text:style-name="Source_20_Text"><text:s text:c="16"/>height: 720,</text:span></text:p>
      <text:p text:style-name="Preformatted_20_Text"><text:span text:style-name="Source_20_Text"><text:s text:c="16"/>backgroundColor: "#5DACD8",</text:span></text:p>
      <text:p text:style-name="Preformatted_20_Text"><text:span text:style-name="Source_20_Text"><text:s text:c="16"/>scene: {</text:span></text:p>
      <text:p text:style-name="Preformatted_20_Text"><text:span text:style-name="Source_20_Text"><text:s text:c="20"/>init: initScene,</text:span></text:p>
      <text:p text:style-name="Preformatted_20_Text"><text:span text:style-name="Source_20_Text"><text:s text:c="20"/>preload: preloadScene,</text:span></text:p>
      <text:p text:style-name="Preformatted_20_Text"><text:span text:style-name="Source_20_Text"><text:s text:c="20"/>create: createScene,</text:span></text:p>
      <text:p text:style-name="Preformatted_20_Text"><text:span text:style-name="Source_20_Text"><text:s text:c="20"/>update: updateScene</text:span></text:p>
      <text:p text:style-name="Preformatted_20_Text"><text:span text:style-name="Source_20_Text"><text:s text:c="16"/>}</text:span></text:p>
      <text:p text:style-name="Preformatted_20_Text"><text:span text:style-name="Source_20_Text"><text:s text:c="12"/>};</text:span></text:p>
      <text:p text:style-name="Preformatted_20_Text"/>
      <text:p text:style-name="Preformatted_20_Text"><text:span text:style-name="Source_20_Text"><text:s text:c="12"/>const game = new Phaser.Game(phaserConfig);</text:span></text:p>
      <text:p text:style-name="Preformatted_20_Text"/>
      <text:p text:style-name="Preformatted_20_Text"><text:span text:style-name="Source_20_Text"><text:s text:c="12"/>var plane, obstacle;</text:span></text:p>
      <text:p text:style-name="Preformatted_20_Text"><text:span text:style-name="Source_20_Text"><text:s text:c="12"/>var isGameOver = false;</text:span></text:p>
      <text:p text:style-name="Preformatted_20_Text"/>
      <text:p text:style-name="Preformatted_20_Text"><text:span text:style-name="Source_20_Text"><text:s text:c="12"/>function initScene() { }</text:span></text:p>
      <text:p text:style-name="Preformatted_20_Text"/>
      <text:p text:style-name="Preformatted_20_Text"><text:span text:style-name="Source_20_Text"><text:s text:c="12"/>function preloadScene() {</text:span></text:p>
      <text:p text:style-name="Preformatted_20_Text"><text:span text:style-name="Source_20_Text"><text:s text:c="16"/>this.load.atlas("plane", "plane.png", "plane.json");</text:span></text:p>
      <text:p text:style-name="Preformatted_20_Text"><text:span text:style-name="Source_20_Text"><text:s text:c="16"/>this.load.image("obstacle", "obstacle.png");</text:span></text:p>
      <text:p text:style-name="Preformatted_20_Text"><text:span text:style-name="Source_20_Text"><text:s text:c="12"/>}</text:span></text:p>
      <text:p text:style-name="Preformatted_20_Text"/>
      <text:p text:style-name="Preformatted_20_Text"><text:span text:style-name="Source_20_Text"><text:s text:c="12"/>function createScene() {</text:span></text:p>
      <text:p text:style-name="Preformatted_20_Text"/>
      <text:p text:style-name="Preformatted_20_Text"><text:span text:style-name="Source_20_Text"><text:s text:c="16"/>this.anims.create({</text:span></text:p>
      <text:p text:style-name="Preformatted_20_Text"><text:span text:style-name="Source_20_Text"><text:s text:c="20"/>key: "fly",</text:span></text:p>
      <text:p text:style-name="Preformatted_20_Text"><text:span text:style-name="Source_20_Text"><text:s text:c="20"/>frameRate: 7,</text:span></text:p>
      <text:p text:style-name="Preformatted_20_Text"><text:span text:style-name="Source_20_Text"><text:s text:c="20"/>frames: this.anims.generateFrameNames("plane", {</text:span></text:p>
      <text:p text:style-name="Preformatted_20_Text"><text:span text:style-name="Source_20_Text"><text:s text:c="24"/>prefix: "plane",</text:span></text:p>
      <text:p text:style-name="Preformatted_20_Text"><text:span text:style-name="Source_20_Text"><text:s text:c="24"/>suffix: ".png",</text:span></text:p>
      <text:p text:style-name="Preformatted_20_Text"><text:span text:style-name="Source_20_Text"><text:s text:c="24"/>start: 1,</text:span></text:p>
      <text:p text:style-name="Preformatted_20_Text"><text:span text:style-name="Source_20_Text"><text:s text:c="24"/>end: 3,</text:span></text:p>
      <text:p text:style-name="Preformatted_20_Text"><text:span text:style-name="Source_20_Text"><text:s text:c="24"/>zeroPad: 1</text:span></text:p>
      <text:p text:style-name="Preformatted_20_Text"><text:span text:style-name="Source_20_Text"><text:s text:c="20"/>}),</text:span></text:p>
      <text:p text:style-name="Preformatted_20_Text"><text:span text:style-name="Source_20_Text"><text:s text:c="20"/>repeat: -1</text:span></text:p>
      <text:p text:style-name="Preformatted_20_Text"><text:span text:style-name="Source_20_Text"><text:s text:c="16"/>});</text:span></text:p>
      <text:p text:style-name="Preformatted_20_Text"/>
      <text:p text:style-name="Preformatted_20_Text"><text:span text:style-name="Source_20_Text"><text:s text:c="16"/>this.anims.create({</text:span></text:p>
      <text:p text:style-name="Preformatted_20_Text"><text:span text:style-name="Source_20_Text"><text:s text:c="20"/>key: "explode",</text:span></text:p>
      <text:p text:style-name="Preformatted_20_Text"><text:span text:style-name="Source_20_Text"><text:s text:c="20"/>frameRate: 7,</text:span></text:p>
      <text:p text:style-name="Preformatted_20_Text"><text:span text:style-name="Source_20_Text"><text:s text:c="20"/>frames: this.anims.generateFrameNames("plane", {</text:span></text:p>
      <text:p text:style-name="Preformatted_20_Text"><text:span text:style-name="Source_20_Text"><text:s text:c="24"/>prefix: "explosion",</text:span></text:p>
      <text:p text:style-name="Preformatted_20_Text"><text:span text:style-name="Source_20_Text"><text:s text:c="24"/>suffix: ".png",</text:span></text:p>
      <text:p text:style-name="Preformatted_20_Text"><text:span text:style-name="Source_20_Text"><text:s text:c="24"/>start: 1,</text:span></text:p>
      <text:p text:style-name="Preformatted_20_Text"><text:span text:style-name="Source_20_Text"><text:s text:c="24"/>end: 3,</text:span></text:p>
      <text:p text:style-name="Preformatted_20_Text"><text:span text:style-name="Source_20_Text"><text:s text:c="24"/>zeroPad: 1</text:span></text:p>
      <text:p text:style-name="Preformatted_20_Text"><text:span text:style-name="Source_20_Text"><text:s text:c="20"/>}),</text:span></text:p>
      <text:p text:style-name="Preformatted_20_Text"><text:span text:style-name="Source_20_Text"><text:s text:c="20"/>repeat: 2</text:span></text:p>
      <text:p text:style-name="Preformatted_20_Text"><text:span text:style-name="Source_20_Text"><text:s text:c="16"/>});</text:span></text:p>
      <text:p text:style-name="Preformatted_20_Text"/>
      <text:p text:style-name="Preformatted_20_Text"><text:span text:style-name="Source_20_Text"><text:s text:c="12"/>}</text:span></text:p>
      <text:p text:style-name="Preformatted_20_Text"/>
      <text:p text:style-name="Preformatted_20_Text"><text:span text:style-name="Source_20_Text"><text:s text:c="12"/>function updateScene() {}</text:span></text:p>
      <text:p text:style-name="Preformatted_20_Text"/>
      <text:p text:style-name="Preformatted_20_Text"><text:span text:style-name="Source_20_Text"><text:s text:c="8"/>&lt;/script&gt;</text:span></text:p>
      <text:p text:style-name="Preformatted_20_Text"><text:span text:style-name="Source_20_Text"><text:s text:c="4"/>&lt;/body&gt;</text:span></text:p>
      <text:p text:style-name="P1"><text:span text:style-name="Source_20_Text">&lt;/html&gt;</text:span></text:p>
      <text:p text:style-name="Text_20_body">The above code configures our Phaser 3.x game and initializes some of our media assets as well as animations. If you’re not sure what a sprite atlas is, check out my <text:a xlink:type="simple" xlink:href="https://www.thepolyglotdeveloper.com/2020/08/animate-compressed-sprite-atlas-phaser-game/" text:style-name="Internet_20_link" text:visited-style-name="Visited_20_Internet_20_Link">previous tutorial</text:a>. While I did <text:soft-page-break/>include the spritesheet and atlas in my other tutorial, go ahead and create any kind of image that you want for the obstacle. In fact, you don’t need to be using any animated sprites at all for this example. Just come up with two different image files and you’ll be fine progressing through this tutorial.</text:p>
      <text:p text:style-name="Text_20_body">If you ran the game right now, you should end up with a blue screen because we’re not showing any of our media assets and the animations we created are attached to nothing.</text:p>
      <text:h text:style-name="Heading_20_2" text:outline-level="2"><text:bookmark text:name="enabling-arcade-physics-and-defining-the-collision-bodies"/>Enabling Arcade Physics and Defining the Collision Bodies</text:h>
      <text:p text:style-name="Text_20_body">With the foundation of our game in place, we can start creating sprites from our image assets. However, we’re not going to create the sprites the same as we’ve seen in other tutorials. Instead we need to create physics sprites.</text:p>
      <text:p text:style-name="Text_20_body">Within the <text:span text:style-name="Strong_20_Emphasis">index.html</text:span> file, change your <text:span text:style-name="Source_20_Text">phaserConfig</text:span> to look like the following:</text:p>
      <text:p text:style-name="Preformatted_20_Text"><text:span text:style-name="Source_20_Text">const phaserConfig = {</text:span></text:p>
      <text:p text:style-name="Preformatted_20_Text"><text:span text:style-name="Source_20_Text"><text:s text:c="4"/>type: Phaser.AUTO,</text:span></text:p>
      <text:p text:style-name="Preformatted_20_Text"><text:span text:style-name="Source_20_Text"><text:s text:c="4"/>parent: "game",</text:span></text:p>
      <text:p text:style-name="Preformatted_20_Text"><text:span text:style-name="Source_20_Text"><text:s text:c="4"/>width: 1280,</text:span></text:p>
      <text:p text:style-name="Preformatted_20_Text"><text:span text:style-name="Source_20_Text"><text:s text:c="4"/>height: 720,</text:span></text:p>
      <text:p text:style-name="Preformatted_20_Text"><text:span text:style-name="Source_20_Text"><text:s text:c="4"/>backgroundColor: "#5DACD8",</text:span></text:p>
      <text:p text:style-name="Preformatted_20_Text"><text:span text:style-name="Source_20_Text"><text:s text:c="4"/>physics: {</text:span></text:p>
      <text:p text:style-name="Preformatted_20_Text"><text:span text:style-name="Source_20_Text"><text:s text:c="8"/>default: "arcade",</text:span></text:p>
      <text:p text:style-name="Preformatted_20_Text"><text:span text:style-name="Source_20_Text"><text:s text:c="8"/>arcade: {</text:span></text:p>
      <text:p text:style-name="Preformatted_20_Text"><text:span text:style-name="Source_20_Text"><text:s text:c="12"/>debug: true</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scene: {</text:span></text:p>
      <text:p text:style-name="Preformatted_20_Text"><text:span text:style-name="Source_20_Text"><text:s text:c="8"/>init: initScene,</text:span></text:p>
      <text:p text:style-name="Preformatted_20_Text"><text:span text:style-name="Source_20_Text"><text:s text:c="8"/>preload: preloadScene,</text:span></text:p>
      <text:p text:style-name="Preformatted_20_Text"><text:span text:style-name="Source_20_Text"><text:s text:c="8"/>create: createScene,</text:span></text:p>
      <text:p text:style-name="Preformatted_20_Text"><text:span text:style-name="Source_20_Text"><text:s text:c="8"/>update: updateScene</text:span></text:p>
      <text:p text:style-name="Preformatted_20_Text"><text:span text:style-name="Source_20_Text"><text:s text:c="4"/>}</text:span></text:p>
      <text:p text:style-name="P1"><text:span text:style-name="Source_20_Text">};</text:span></text:p>
      <text:p text:style-name="Text_20_body">We’ve enabled our default physics engine and we’ve enabled debug mode. With debug mode enabled, we can see our collision boundaries on each of our objects. When you publish your game, just disable debug mode so those boxes or circles disappear.</text:p>
      <text:p text:style-name="Text_20_body">So we’ve enabled arcade physics, now we can add our sprites. Within the <text:span text:style-name="Source_20_Text">createScene</text:span> function of our <text:span text:style-name="Strong_20_Emphasis">index.html</text:span> file, add the following:</text:p>
      <text:section text:style-name="Sect1" text:name="ezoic-pub-ad-placeholder-105">
        <text:p text:style-name="Text_20_body"/>
      </text:section>
      <text:p text:style-name="Preformatted_20_Text"><text:span text:style-name="Source_20_Text">function createScene() {</text:span></text:p>
      <text:p text:style-name="Preformatted_20_Text"/>
      <text:p text:style-name="Preformatted_20_Text"><text:span text:style-name="Source_20_Text"><text:s text:c="4"/>// Animations ...</text:span></text:p>
      <text:p text:style-name="Preformatted_20_Text"/>
      <text:p text:style-name="Preformatted_20_Text"><text:span text:style-name="Source_20_Text"><text:s text:c="4"/>plane = this.physics.add.sprite(300, 360, "plane");</text:span></text:p>
      <text:p text:style-name="Preformatted_20_Text"><text:span text:style-name="Source_20_Text"><text:s text:c="4"/>plane.play("fly");</text:span></text:p>
      <text:p text:style-name="Preformatted_20_Text"/>
      <text:p text:style-name="Preformatted_20_Text"><text:span text:style-name="Source_20_Text"><text:s text:c="4"/>obstacle = this.physics.add.sprite(1100, 360, "obstacle");</text:span></text:p>
      <text:p text:style-name="Preformatted_20_Text"/>
      <text:p text:style-name="P1"><text:span text:style-name="Source_20_Text">}</text:span></text:p>
      <text:p text:style-name="Text_20_body"><text:soft-page-break/>Like I said, we’re not creating our sprites how we’ve done it in other tutorials. However, creating a physics enabled sprite isn’t much different. The above code creates two different sprites with no physics beyond the boxed collision bodies. This means there is no gravity, no friction, nothing that you’d expect from game related physics.</text:p>
      <text:p text:style-name="Text_20_body">Had we wanted to use a circle boundary instead of a box boundary, we could have done something like this:</text:p>
      <text:p text:style-name="Preformatted_20_Text"><text:span text:style-name="Source_20_Text">plane = this.physics.add.sprite(300, 360, "plane");</text:span></text:p>
      <text:p text:style-name="Preformatted_20_Text"><text:span text:style-name="Source_20_Text">plane.setCircle(300);</text:span></text:p>
      <text:p text:style-name="P1"><text:span text:style-name="Source_20_Text">plane.play("fly");</text:span></text:p>
      <text:p text:style-name="Text_20_body">You would call the <text:span text:style-name="Source_20_Text">setCircle</text:span> method on the sprite and specify the size of the circle. This would replace the default bounding box with the circle.</text:p>
      <text:h text:style-name="Heading_20_2" text:outline-level="2"><text:bookmark text:name="watching-for-collisions-and-responding-to-the-events"/>Watching for Collisions and Responding to the Events</text:h>
      <text:p text:style-name="Text_20_body">Now that we have active collision bodies with the arcade physics on our sprites, we can monitor for when the collisions happen. If we did absolutely nothing right now, when the sprites collide, they’d just pass through each other and we wouldn’t even know a collision happened. If we had other physics data set, collisions might stop the movement due to friction, resistance, etc., but not for this example.</text:p>
      <text:p text:style-name="Text_20_body">Before we start looking at the collision event, let’s make our obstacle move.</text:p>
      <text:p text:style-name="Text_20_body">Within the <text:span text:style-name="Source_20_Text">updateScene</text:span> function of our <text:span text:style-name="Strong_20_Emphasis">index.html</text:span> file, include the following:</text:p>
      <text:p text:style-name="Preformatted_20_Text"><text:span text:style-name="Source_20_Text">function updateScene() {</text:span></text:p>
      <text:p text:style-name="Preformatted_20_Text"><text:span text:style-name="Source_20_Text"><text:s text:c="4"/>obstacle.x -= 4;</text:span></text:p>
      <text:p text:style-name="P1"><text:span text:style-name="Source_20_Text">}</text:span></text:p>
      <text:p text:style-name="Text_20_body">The <text:span text:style-name="Source_20_Text">updateScene</text:span> function is constantly called by Phaser, so every time it is called, we decrease the obstacle horizontal position. This will simulate movement in the left direction.</text:p>
      <text:p text:style-name="Text_20_body">Go ahead and test it out.</text:p>
      <text:p text:style-name="Text_20_body">Now let’s figure out when the collision happens.</text:p>
      <text:p text:style-name="Text_20_body">In the <text:span text:style-name="Source_20_Text">createScene</text:span> function of our project, include the following:</text:p>
      <text:p text:style-name="Preformatted_20_Text"><text:span text:style-name="Source_20_Text">function createScene() {</text:span></text:p>
      <text:p text:style-name="Preformatted_20_Text"/>
      <text:p text:style-name="Preformatted_20_Text"><text:span text:style-name="Source_20_Text"><text:s text:c="4"/>// Animations ...</text:span></text:p>
      <text:p text:style-name="Preformatted_20_Text"/>
      <text:p text:style-name="Preformatted_20_Text"><text:span text:style-name="Source_20_Text"><text:s text:c="4"/>plane = this.physics.add.sprite(300, 360, "plane");</text:span></text:p>
      <text:p text:style-name="Preformatted_20_Text"><text:span text:style-name="Source_20_Text"><text:s text:c="4"/>plane.play("fly");</text:span></text:p>
      <text:p text:style-name="Preformatted_20_Text"/>
      <text:p text:style-name="Preformatted_20_Text"><text:span text:style-name="Source_20_Text"><text:s text:c="4"/>obstacle = this.physics.add.sprite(1100, 360, "obstacle");</text:span></text:p>
      <text:p text:style-name="Preformatted_20_Text"/>
      <text:p text:style-name="Preformatted_20_Text"><text:span text:style-name="Source_20_Text"><text:s text:c="4"/>this.physics.add.collider(plane, obstacle, function (plane, obstacle) {</text:span></text:p>
      <text:p text:style-name="Preformatted_20_Text"><text:span text:style-name="Source_20_Text"><text:s text:c="8"/>if (!isGameOver) {</text:span></text:p>
      <text:p text:style-name="Preformatted_20_Text"><text:span text:style-name="Source_20_Text"><text:s text:c="12"/>plane.play("explode");</text:span></text:p>
      <text:p text:style-name="Preformatted_20_Text"><text:span text:style-name="Source_20_Text"><text:s text:c="12"/>plane.once(Phaser.Animations.Events.SPRITE_ANIMATION_COMPLETE, () =&gt; {</text:span></text:p>
      <text:p text:style-name="Preformatted_20_Text"><text:span text:style-name="Source_20_Text"><text:s text:c="16"/>plane.destroy();</text:span></text:p>
      <text:p text:style-name="Preformatted_20_Text"><text:span text:style-name="Source_20_Text"><text:s text:c="12"/>});</text:span></text:p>
      <text:p text:style-name="Preformatted_20_Text"><text:span text:style-name="Source_20_Text"><text:s text:c="12"/>isGameOver = true;</text:span></text:p>
      <text:p text:style-name="Preformatted_20_Text"><text:soft-page-break/><text:span text:style-name="Source_20_Text"><text:s text:c="8"/>}</text:span></text:p>
      <text:p text:style-name="Preformatted_20_Text"><text:span text:style-name="Source_20_Text"><text:s text:c="4"/>});</text:span></text:p>
      <text:p text:style-name="Preformatted_20_Text"/>
      <text:p text:style-name="P1"><text:span text:style-name="Source_20_Text">}</text:span></text:p>
      <text:p text:style-name="Text_20_body">Notice that we’re using the <text:span text:style-name="Source_20_Text">collider</text:span> method in the above code. We’re specifying what should happen when two different sprites collide. When they collide, the callback function is executed, which passes the two colliding sprites into the function. The names of the callback parameters do not need to match the variable names of the sprites, but I did this for readability purposes.</text:p>
      <text:p text:style-name="Text_20_body">The <text:span text:style-name="Source_20_Text">collider</text:span> method will trigger for as long as the two sprites are touching, and this includes when they pass through each other. For this reason we don’t want to continuously replay our animation or try to destroy a sprite that might not exist. This is why we’re making use of a <text:span text:style-name="Source_20_Text">isGameOver</text:span> boolean variable. If we’ve just now collided for the first time, play the new animation and toggle the boolean. When the animation is done, remove the sprite.</text:p>
      <text:p text:style-name="Text_20_body">How you work with collisions is up to you. You could decrease player health, increase score, or do something else.</text:p>
      <text:h text:style-name="Heading_20_2" text:outline-level="2"><text:bookmark text:name="conclusion"/>Conclusion</text:h>
      <text:p text:style-name="Text_20_body">You just saw how to handle collisions in a <text:a xlink:type="simple" xlink:href="http://phaser.io/" text:style-name="Internet_20_link" text:visited-style-name="Visited_20_Internet_20_Link">Phaser</text:a> 3.x game that made use of arcade physics. Phaser offers compatibility with quite a few physics engines, but the arcade physics engine is rated to be the most efficient at the sacrifice of using only bounding boxes and circles for collision bodies. This tutorial expanded on a <text:a xlink:type="simple" xlink:href="https://www.thepolyglotdeveloper.com/2020/08/animate-compressed-sprite-atlas-phaser-game/" text:style-name="Internet_20_link" text:visited-style-name="Visited_20_Internet_20_Link">previous tutorial</text:a> I wrote around animated sprite atlases, hence why I didn’t go into details on the animation component.</text:p>
      <text:section text:style-name="Sect1" text:name="ezoic-pub-ad-placeholder-106">
        <text:p text:style-name="Text_20_body"/>
      </text:section>
      <text:p text:style-name="Text_20_body">While I didn’t show it in this tutorial, there is also an <text:span text:style-name="Source_20_Text">overlap</text:span> method that behaves similar to the <text:span text:style-name="Source_20_Text">collider</text:span> method. Depending on the functionality you want, it might be worth checking out.</text:p>
      <text:p text:style-name="Text_20_body">In a future tutorial we’re going to explore a different physics engine and see how we can get more detailed collision boundaries that aren’t restricted to boxes and circles.</text:p>
      <text:p text:style-name="Standard"><text:a xlink:type="simple" xlink:href="https://www.thepolyglotdeveloper.com/2020/08/handle-collisions-between-sprites-phaser-arcade-physics/" text:style-name="Internet_20_link" text:visited-style-name="Visited_20_Internet_20_Link">https://www.thepolyglotdeveloper.com/2020/08/handle-collisions-between-sprites-phaser-arcade-physics/</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0T12:05:49.537578278</meta:creation-date>
    <dc:date>2022-12-20T12:07:32.009007288</dc:date>
    <meta:editing-duration>PT1M42S</meta:editing-duration>
    <meta:editing-cycles>1</meta:editing-cycles>
    <meta:document-statistic meta:table-count="0" meta:image-count="0" meta:object-count="0" meta:page-count="5" meta:paragraph-count="142" meta:word-count="1409" meta:character-count="10125" meta:non-whitespace-character-count="7722"/>
    <meta:generator>LibreOffice/7.3.7.2$Linux_X86_64 LibreOffice_project/30$Build-2</meta:generator>
  </office:meta>
</office:document-meta>
</file>